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16pt" style:font-size-asian="16pt" style:font-size-complex="16pt" fo:language="en" fo:country="US"/>
    </style:style>
    <style:style style:name="P2"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 style:parent-style-name="ListParagraph" style:family="paragraph">
      <style:paragraph-properties fo:line-height="150%"/>
      <style:text-properties style:font-name="Arial" fo:font-weight="bold" style:font-weight-asian="bold" style:font-weight-complex="bold" fo:font-size="14pt" style:font-size-asian="14pt" style:font-size-complex="12pt" style:text-underline-type="single" style:text-underline-style="solid" style:text-underline-width="auto" style:text-underline-mode="continuous"/>
    </style:style>
    <style:style style:name="P4" style:parent-style-name="ListParagraph" style:family="paragraph">
      <style:paragraph-properties fo:line-height="150%"/>
      <style:text-properties style:font-name="Arial"/>
    </style:style>
    <style:style style:name="P5" style:parent-style-name="ListParagraph" style:family="paragraph">
      <style:paragraph-properties fo:line-height="150%"/>
      <style:text-properties style:font-name="Arial"/>
    </style:style>
    <style:style style:name="P6" style:parent-style-name="ListParagraph" style:family="paragraph">
      <style:paragraph-properties fo:line-height="150%"/>
      <style:text-properties style:font-name="Arial"/>
    </style:style>
    <style:style style:name="P7" style:parent-style-name="ListParagraph" style:family="paragraph">
      <style:paragraph-properties fo:line-height="150%"/>
      <style:text-properties style:font-name="Arial"/>
    </style:style>
    <style:style style:name="P8" style:parent-style-name="ListParagraph" style:family="paragraph">
      <style:paragraph-properties fo:line-height="150%"/>
      <style:text-properties style:font-name="Arial"/>
    </style:style>
    <style:style style:name="P9" style:parent-style-name="ListParagraph" style:family="paragraph">
      <style:paragraph-properties fo:line-height="150%"/>
      <style:text-properties style:font-name="Arial"/>
    </style:style>
    <style:style style:name="P10" style:parent-style-name="ListParagraph" style:family="paragraph">
      <style:paragraph-properties fo:line-height="150%"/>
      <style:text-properties style:font-name="Arial"/>
    </style:style>
    <style:style style:name="P11" style:parent-style-name="ListParagraph" style:family="paragraph">
      <style:paragraph-properties fo:line-height="150%"/>
      <style:text-properties style:font-name="Arial" fo:font-weight="bold" style:font-weight-asian="bold" style:font-weight-complex="bold" fo:font-size="14pt" style:font-size-asian="14pt" style:font-size-complex="12pt" style:text-underline-type="single" style:text-underline-style="solid" style:text-underline-width="auto" style:text-underline-mode="continuous"/>
    </style:style>
    <style:style style:name="P12" style:parent-style-name="ListParagraph" style:family="paragraph">
      <style:paragraph-properties fo:line-height="150%"/>
      <style:text-properties style:font-name="Arial"/>
    </style:style>
    <style:style style:name="P13" style:parent-style-name="ListParagraph" style:family="paragraph">
      <style:paragraph-properties fo:line-height="150%"/>
      <style:text-properties style:font-name="Arial"/>
    </style:style>
    <style:style style:name="P14" style:parent-style-name="ListParagraph" style:family="paragraph">
      <style:paragraph-properties fo:line-height="150%"/>
      <style:text-properties style:font-name="Arial" fo:font-weight="bold" style:font-weight-asian="bold" style:font-weight-complex="bold" style:text-underline-type="single" style:text-underline-style="solid" style:text-underline-width="auto" style:text-underline-mode="continuous"/>
    </style:style>
    <style:style style:name="P15" style:parent-style-name="ListParagraph" style:family="paragraph">
      <style:paragraph-properties fo:line-height="150%"/>
      <style:text-properties style:font-name="Arial" fo:font-weight="bold" style:font-weight-asian="bold" style:font-weight-complex="bold" fo:font-size="14pt" style:font-size-asian="14pt" style:font-size-complex="12pt" style:text-underline-type="single" style:text-underline-style="solid" style:text-underline-width="auto" style:text-underline-mode="continuous"/>
    </style:style>
    <style:style style:name="P16" style:parent-style-name="ListParagraph" style:family="paragraph">
      <style:paragraph-properties fo:line-height="150%"/>
      <style:text-properties style:font-name="Arial" fo:font-weight="bold" style:font-weight-asian="bold" style:font-weight-complex="bold"/>
    </style:style>
    <style:style style:name="P17" style:parent-style-name="ListParagraph" style:family="paragraph">
      <style:paragraph-properties fo:line-height="150%"/>
      <style:text-properties style:font-name="Arial" fo:font-weight="bold" style:font-weight-asian="bold" style:font-weight-complex="bold"/>
    </style:style>
    <style:style style:name="P18" style:parent-style-name="ListParagraph" style:family="paragraph">
      <style:paragraph-properties fo:line-height="150%"/>
    </style:style>
    <style:style style:name="T19" style:parent-style-name="DefaultParagraphFont" style:family="text">
      <style:text-properties style:font-name="Arial"/>
    </style:style>
    <style:style style:name="T20" style:parent-style-name="DefaultParagraphFont" style:family="text">
      <style:text-properties style:font-name="Arial" fo:font-weight="bold" style:font-weight-asian="bold" style:font-weight-complex="bold"/>
    </style:style>
    <style:style style:name="P21" style:parent-style-name="ListParagraph" style:family="paragraph">
      <style:paragraph-properties fo:line-height="150%"/>
    </style:style>
    <style:style style:name="T22" style:parent-style-name="DefaultParagraphFont" style:family="text">
      <style:text-properties style:font-name="Arial"/>
    </style:style>
    <style:style style:name="T23" style:parent-style-name="DefaultParagraphFont" style:family="text">
      <style:text-properties style:font-name="Wingdings" style:font-name-asian="Wingdings" style:font-name-complex="Wingdings"/>
    </style:style>
    <style:style style:name="T24" style:parent-style-name="DefaultParagraphFont" style:family="text">
      <style:text-properties style:font-name="Arial"/>
    </style:style>
    <style:style style:name="T25" style:parent-style-name="DefaultParagraphFont" style:family="text">
      <style:text-properties style:font-name="Arial" fo:font-weight="bold" style:font-weight-asian="bold" style:font-weight-complex="bold"/>
    </style:style>
    <style:style style:name="P26" style:parent-style-name="ListParagraph" style:family="paragraph">
      <style:paragraph-properties fo:line-height="150%"/>
    </style:style>
    <style:style style:name="T27" style:parent-style-name="DefaultParagraphFont" style:family="text">
      <style:text-properties style:font-name="Arial" fo:font-weight="bold" style:font-weight-asian="bold" style:font-weight-complex="bold"/>
    </style:style>
    <style:style style:name="T28" style:parent-style-name="DefaultParagraphFont" style:family="text">
      <style:text-properties style:font-name="Arial" fo:font-weight="bold" style:font-weight-asian="bold" style:font-weight-complex="bold"/>
    </style:style>
    <style:style style:name="T29" style:parent-style-name="DefaultParagraphFont" style:family="text">
      <style:text-properties style:font-name="Arial"/>
    </style:style>
    <style:style style:name="T30" style:parent-style-name="DefaultParagraphFont" style:family="text">
      <style:text-properties style:font-name="Wingdings" style:font-name-asian="Wingdings" style:font-name-complex="Wingdings"/>
    </style:style>
    <style:style style:name="T31" style:parent-style-name="DefaultParagraphFont" style:family="text">
      <style:text-properties style:font-name="Arial"/>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fo:background-color="#FFFF00" fo:language="en" fo:country="US"/>
    </style:style>
    <style:style style:name="T34" style:parent-style-name="DefaultParagraphFont" style:family="text">
      <style:text-properties style:font-name="Arial" style:font-name-complex="Arial" fo:background-color="#FFFF00"/>
    </style:style>
    <style:style style:name="P35" style:parent-style-name="Standard" style:family="paragraph">
      <style:text-properties style:font-name="Arial" style:font-name-complex="Arial"/>
    </style:style>
    <style:style style:name="P36" style:parent-style-name="Standard" style:family="paragraph">
      <style:paragraph-properties fo:margin-left="0.4923in">
        <style:tab-stops/>
      </style:paragraph-properties>
    </style:style>
    <style:style style:name="T37" style:parent-style-name="DefaultParagraphFon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8" style:parent-style-name="DefaultParagraphFon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39" style:parent-style-name="DefaultParagraphFont"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0" style:parent-style-name="Standard" style:family="paragraph">
      <style:paragraph-properties fo:margin-left="0.4923in">
        <style:tab-stops/>
      </style:paragraph-properties>
    </style:style>
    <style:style style:name="T41" style:parent-style-name="DefaultParagraphFont" style:family="text">
      <style:text-properties style:font-name="Arial" style:font-name-complex="Arial" fo:font-weight="bold" style:font-weight-asian="bold" style:font-weight-complex="bold" fo:language="en" fo:country="US"/>
    </style:style>
    <style:style style:name="T42" style:parent-style-name="DefaultParagraphFont" style:family="text">
      <style:text-properties style:font-name="Arial" style:font-name-complex="Arial" fo:font-weight="bold" style:font-weight-asian="bold" style:font-weight-complex="bold"/>
    </style:style>
    <style:style style:name="T43" style:parent-style-name="DefaultParagraphFont" style:family="text">
      <style:text-properties style:font-name="Arial" style:font-name-complex="Arial" fo:language="en" fo:country="US"/>
    </style:style>
    <style:style style:name="T44" style:parent-style-name="DefaultParagraphFont" style:family="text">
      <style:text-properties style:font-name="Arial" style:font-name-complex="Arial"/>
    </style:style>
    <style:style style:name="T45" style:parent-style-name="DefaultParagraphFont" style:family="text">
      <style:text-properties style:font-name="Arial" style:font-name-complex="Arial" fo:font-weight="bold" style:font-weight-asian="bold" style:font-weight-complex="bold"/>
    </style:style>
    <style:style style:name="T46" style:parent-style-name="DefaultParagraphFont" style:family="text">
      <style:text-properties style:font-name="Arial" style:font-name-complex="Arial"/>
    </style:style>
    <style:style style:name="P47" style:parent-style-name="Standard" style:family="paragraph">
      <style:paragraph-properties fo:margin-left="0.4923in">
        <style:tab-stops/>
      </style:paragraph-properties>
    </style:style>
    <style:style style:name="T48" style:parent-style-name="DefaultParagraphFont" style:family="text">
      <style:text-properties style:font-name="Arial" style:font-name-complex="Arial" fo:font-weight="bold" style:font-weight-asian="bold" style:font-weight-complex="bold"/>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fo:font-weight="bold" style:font-weight-asian="bold" style:font-weight-complex="bold"/>
    </style:style>
    <style:style style:name="T51" style:parent-style-name="DefaultParagraphFont" style:family="text">
      <style:text-properties style:font-name="Arial" style:font-name-complex="Arial"/>
    </style:style>
    <style:style style:name="P52" style:parent-style-name="Standard" style:family="paragraph">
      <style:paragraph-properties fo:margin-left="0.4923in">
        <style:tab-stops/>
      </style:paragraph-properties>
      <style:text-properties style:font-name="Arial" style:font-name-complex="Arial"/>
    </style:style>
    <style:style style:name="P53" style:parent-style-name="Standard" style:family="paragraph">
      <style:paragraph-properties fo:margin-left="0.4923in">
        <style:tab-stops/>
      </style:paragraph-properties>
      <style:text-properties style:font-name="Arial" style:font-name-complex="Arial"/>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Work Overview – Ori Nissim 315903518</text:p>
      <text:p text:style-name="P2"/>
      <text:p text:style-name="P3">Parallelizing the Problem</text:p>
      <text:p text:style-name="P4">In order to parallelize the problem, I first saw the opportunity in distributing the<text:s/></text:p>
      <text:p text:style-name="P5">pictures between the processes.</text:p>
      <text:p text:style-name="P6">In my first trial I made a dynamic task pool that didn’t work as well as expected<text:s/>because the<text:s/>pictures have different sizes, and sending them one by one between the</text:p>
      <text:p text:style-name="P7">master process and the worker process wasted a large amount of time on<text:s/>waiting for each other to finish.</text:p>
      <text:p text:style-name="P8">So after realizing that, I made the task pool static by distributing the pictures at the begging of the program.</text:p>
      <text:p text:style-name="P9">After each process has half of the pictures, I used OpenMP to <text:s/>speed up the search on those pictures.</text:p>
      <text:p text:style-name="P10"/>
      <text:p text:style-name="P11">Choosing the specific architecture</text:p>
      <text:p text:style-name="P12">The architecture I chose was searching for each picture, go through all pixels and and each position(I,j), check for all objects and then proceed to next indices.</text:p>
      <text:p text:style-name="P13">I chose it because It can save time of covering the image from start to finish many times when searching for objects. Especially if the objects are in the top part of the image.</text:p>
      <text:p text:style-name="P14"/>
      <text:p text:style-name="P15">Complexity evaluation</text:p>
      <text:p text:style-name="P16">N is the size of the image</text:p>
      <text:p text:style-name="P17">M is the size of the object</text:p>
      <text:p text:style-name="P18"><text:span text:style-name="T19">For each process calculate the following:<text:s/></text:span><text:span text:style-name="T20"><text:s/></text:span></text:p>
      <text:p text:style-name="P21"><text:span text:style-name="T22"><text:tab/>iteration of all pixels<text:s/></text:span><text:span text:style-name="T23"></text:span><text:span text:style-name="T24"><text:s/></text:span><text:span text:style-name="T25"><text:s/></text:span><draw:frame draw:style-name="a0" text:anchor-type="as-char" svg:x="0in" svg:y="0in" svg:width="2.33333in" svg:height="0.5in" style:rel-width="scale" style:rel-height="scale"><draw:object xlink:href="Object 1/" xlink:type="simple" xlink:show="embed" xlink:actuate="onLoad"/></draw:frame></text:p>
      <text:p text:style-name="P26"><text:span text:style-name="T27"><text:tab/></text:span><text:span text:style-name="T28"><text:tab/></text:span><text:span text:style-name="T29">iteration of all Objects in every pixel<text:s/></text:span><text:span text:style-name="T30"></text:span><text:span text:style-name="T31"><text:s text:c="2"/></text:span><draw:frame draw:style-name="a1" text:anchor-type="as-char" svg:x="0in" svg:y="0in" svg:width="2.05208in" svg:height="0.23958in" style:rel-width="scale" style:rel-height="scale"><draw:object xlink:href="Object 2/" xlink:type="simple" xlink:show="embed" xlink:actuate="onLoad"/></draw:frame></text:p>
      <text:p text:style-name="Standard"><text:span text:style-name="T32"><text:tab/></text:span><text:span text:style-name="T33">Total:<text:s/></text:span><text:span text:style-name="T34"><text:tab/></text:span><draw:frame draw:style-name="a2" text:anchor-type="as-char" svg:x="0in" svg:y="0in" svg:width="4.67708in" svg:height="0.5in" style:rel-width="scale" style:rel-height="scale"><draw:object xlink:href="Object 3/" xlink:type="simple" xlink:show="embed" xlink:actuate="onLoad"/></draw:frame></text:p>
      <text:p text:style-name="P35"/>
      <text:p text:style-name="P36"><text:span text:style-name="T37">Exec</text:span><text:span text:style-name="T38">ution</text:span><text:span text:style-name="T39"><text:s/>time</text:span></text:p>
      <text:p text:style-name="P40"><text:span text:style-name="T41">P</text:span><text:span text:style-name="T42">arallel</text:span><text:span text:style-name="T43"><text:s/>(MPI+OMP, same machine 2 threads per process)</text:span><text:span text:style-name="T44">:<text:s/></text:span><text:span text:style-name="T45">100</text:span><text:span text:style-name="T46"><text:s/>seconds on average</text:span></text:p>
      <text:p text:style-name="P47"><text:span text:style-name="T48">Sequntial</text:span><text:span text:style-name="T49">:</text:span><text:span text:style-name="T50">172</text:span><text:span text:style-name="T51"><text:s/>seconds on average</text:span></text:p>
      <text:p text:style-name="P52"/>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style:contextual-spacing="true" style:vertical-align="auto" fo:margin-bottom="0.1388in" fo:line-height="115%" fo:margin-left="0.5in">
        <style:tab-stops/>
      </style:paragraph-properties>
      <style:text-properties style:font-name="Times New Roman" style:font-name-asian="Calibri" style:font-name-complex="Arial" style:letter-kerning="false" style:font-size-complex="11pt" fo:language="en" fo:country="US" style:language-asian="en" style:country-asian="US" style:language-complex="he" style:country-complex="IL" fo:hyphenate="tru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Ori Nissim</dc:creator>
    <meta:creation-date>2023-03-25T16:52:00Z</meta:creation-date>
    <dc:date>2023-03-25T15:32:00Z</dc:date>
    <meta:template xlink:href="Normal.dotm" xlink:type="simple"/>
    <meta:editing-cycles>3</meta:editing-cycles>
    <meta:editing-duration>PT4860S</meta:editing-duration>
    <meta:document-statistic meta:page-count="1" meta:paragraph-count="3" meta:word-count="228" meta:character-count="1530" meta:row-count="10" meta:non-whitespace-character-count="1305"/>
  </office:meta>
</office:document-meta>
</file>

<file path=Object 1/content.xml><?xml version="1.0" encoding="utf-8"?>
<mml:math xmlns:mml="http://www.w3.org/1998/Math/MathML" xmlns:m="http://schemas.openxmlformats.org/officeDocument/2006/math">
  <mml:mfrac>
    <mml:mrow>
      <mml:mi mathvariant="bold-italic">N</mml:mi>
      <mml:mi mathvariant="bold-italic">u</mml:mi>
      <mml:mi mathvariant="bold-italic">m</mml:mi>
      <mml:mi mathvariant="bold-italic">P</mml:mi>
      <mml:mi mathvariant="bold-italic">i</mml:mi>
      <mml:mi mathvariant="bold-italic">c</mml:mi>
      <mml:mi mathvariant="bold-italic">t</mml:mi>
      <mml:mi mathvariant="bold-italic">u</mml:mi>
      <mml:mi mathvariant="bold-italic">r</mml:mi>
      <mml:mi mathvariant="bold-italic">e</mml:mi>
      <mml:mi mathvariant="bold-italic">s</mml:mi>
    </mml:mrow>
    <mml:mrow>
      <mml:mn>2</mml:mn>
    </mml:mrow>
  </mml:mfrac>
  <mml:mi mathvariant="bold-italic">*</mml:mi>
  <mml:mi mathvariant="bold-italic"> </mml:mi>
  <mml:mi mathvariant="bold-italic">O</mml:mi>
  <mml:mo>(</mml:mo>
  <mml:msup>
    <mml:mrow>
      <mml:mi mathvariant="bold-italic">N</mml:mi>
    </mml:mrow>
    <mml:mrow>
      <mml:mn>2</mml:mn>
    </mml:mrow>
  </mml:msup>
  <mml:mo>)</mml:mo>
</mml:math>
</file>

<file path=Object 2/content.xml><?xml version="1.0" encoding="utf-8"?>
<mml:math xmlns:mml="http://www.w3.org/1998/Math/MathML" xmlns:m="http://schemas.openxmlformats.org/officeDocument/2006/math">
  <mml:mi mathvariant="bold-italic">N</mml:mi>
  <mml:mi mathvariant="bold-italic">u</mml:mi>
  <mml:mi mathvariant="bold-italic">m</mml:mi>
  <mml:mi mathvariant="bold-italic"> </mml:mi>
  <mml:mi mathvariant="bold-italic">O</mml:mi>
  <mml:mi mathvariant="bold-italic">b</mml:mi>
  <mml:mi mathvariant="bold-italic">j</mml:mi>
  <mml:mi mathvariant="bold-italic">e</mml:mi>
  <mml:mi mathvariant="bold-italic">c</mml:mi>
  <mml:mi mathvariant="bold-italic">t</mml:mi>
  <mml:mi mathvariant="bold-italic">s</mml:mi>
  <mml:mi mathvariant="bold-italic"> </mml:mi>
  <mml:mi mathvariant="bold-italic">*</mml:mi>
  <mml:mi mathvariant="bold-italic"> </mml:mi>
  <mml:mi mathvariant="bold-italic">O</mml:mi>
  <mml:mfenced separators="|">
    <mml:mrow>
      <mml:msup>
        <mml:mrow>
          <mml:mi mathvariant="bold-italic">M</mml:mi>
        </mml:mrow>
        <mml:mrow>
          <mml:mn>2</mml:mn>
        </mml:mrow>
      </mml:msup>
    </mml:mrow>
  </mml:mfenced>
</mml:math>
</file>

<file path=Object 3/content.xml><?xml version="1.0" encoding="utf-8"?>
<mml:math xmlns:mml="http://www.w3.org/1998/Math/MathML" xmlns:m="http://schemas.openxmlformats.org/officeDocument/2006/math">
  <mml:mfrac>
    <mml:mrow>
      <mml:mi mathvariant="bold-italic">N</mml:mi>
      <mml:mi mathvariant="bold-italic">u</mml:mi>
      <mml:mi mathvariant="bold-italic">m</mml:mi>
      <mml:mi mathvariant="bold-italic">P</mml:mi>
      <mml:mi mathvariant="bold-italic">i</mml:mi>
      <mml:mi mathvariant="bold-italic">c</mml:mi>
      <mml:mi mathvariant="bold-italic">t</mml:mi>
      <mml:mi mathvariant="bold-italic">u</mml:mi>
      <mml:mi mathvariant="bold-italic">r</mml:mi>
      <mml:mi mathvariant="bold-italic">e</mml:mi>
      <mml:mi mathvariant="bold-italic">s</mml:mi>
    </mml:mrow>
    <mml:mrow>
      <mml:mn>2</mml:mn>
    </mml:mrow>
  </mml:mfrac>
  <mml:mi mathvariant="bold-italic">*</mml:mi>
  <mml:mi mathvariant="bold-italic"> </mml:mi>
  <mml:mi mathvariant="bold-italic">O</mml:mi>
  <mml:mfenced separators="|">
    <mml:mrow>
      <mml:msup>
        <mml:mrow>
          <mml:mi mathvariant="bold-italic">N</mml:mi>
        </mml:mrow>
        <mml:mrow>
          <mml:mn>2</mml:mn>
        </mml:mrow>
      </mml:msup>
    </mml:mrow>
  </mml:mfenced>
  <mml:mi mathvariant="bold-italic">*</mml:mi>
  <mml:mi mathvariant="bold-italic"> </mml:mi>
  <mml:mi mathvariant="bold-italic">N</mml:mi>
  <mml:mi mathvariant="bold-italic">u</mml:mi>
  <mml:mi mathvariant="bold-italic">m</mml:mi>
  <mml:mi mathvariant="bold-italic"> </mml:mi>
  <mml:mi mathvariant="bold-italic">O</mml:mi>
  <mml:mi mathvariant="bold-italic">b</mml:mi>
  <mml:mi mathvariant="bold-italic">j</mml:mi>
  <mml:mi mathvariant="bold-italic">e</mml:mi>
  <mml:mi mathvariant="bold-italic">c</mml:mi>
  <mml:mi mathvariant="bold-italic">t</mml:mi>
  <mml:mi mathvariant="bold-italic">s</mml:mi>
  <mml:mi mathvariant="bold-italic"> </mml:mi>
  <mml:mi mathvariant="bold-italic">*</mml:mi>
  <mml:mi mathvariant="bold-italic"> </mml:mi>
  <mml:mi mathvariant="bold-italic">O</mml:mi>
  <mml:mfenced separators="|">
    <mml:mrow>
      <mml:msup>
        <mml:mrow>
          <mml:mi mathvariant="bold-italic">M</mml:mi>
        </mml:mrow>
        <mml:mrow>
          <mml:mn>2</mml:mn>
        </mml:mrow>
      </mml:msup>
    </mml:mrow>
  </mml:mfenced>
</mml:math>
</file>